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e62a" officeooo:paragraph-rsid="0010e62a"/>
    </style:style>
    <style:style style:name="P2" style:family="paragraph" style:parent-style-name="Standard">
      <style:paragraph-properties fo:text-align="start" style:justify-single-word="false"/>
      <style:text-properties officeooo:rsid="0010e62a" officeooo:paragraph-rsid="0010e62a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e62a" officeooo:paragraph-rsid="0010e62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2 Documentation</text:p>
      <text:p text:style-name="P2"/>
      <text:p text:style-name="P3">Data Structures</text:p>
      <text:p text:style-name="P2"><text:tab/>Routing Table:</text:p>
      <text:p text:style-name="P2"><text:tab/><text:tab/>File: paulbaba_proj2.cpp</text:p>
      <text:p text:style-name="P2"><text:tab/><text:tab/>Line: 25</text:p>
      <text:p text:style-name="P2"><text:tab/>UpdateMessage:</text:p>
      <text:p text:style-name="P2"><text:tab/><text:tab/>File: paulbaba_proj2.cpp</text:p>
      <text:p text:style-name="P2"><text:tab/><text:tab/>Line: 42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0:27:04.612562934</meta:creation-date>
    <dc:date>2016-11-21T00:32:07.319323804</dc:date>
    <meta:editing-duration>PT5M5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16" meta:character-count="140" meta:non-whitespace-character-count="122"/>
  </office:meta>
</office:document-meta>
</file>